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etupActivity.onCreate( Bundle savedInstance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SetupActivity.onNothingSelected( AdapterView &lt; ? &gt;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SetupActivity.startClick( View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estSetupActivity.onItemSelected( AdapterView &lt; ? &gt; adapter , View v , int pos , long l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SetupActivity.checkEventBus( View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SetupActivity.initTestClasses( int testPo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